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关于huggingface transformers NLG模块实现的基本思路</text:title></text:p>
      <text:p text:style-name="OrgTitle"/>
      <text:p text:style-name="OrgSubtitle"><text:initial-creator>liangzi@DESKTOP-65813QH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e38f8c8">1. 关于huggingface transformers NLG 模块实现的基本思路</text:a></text:p>
          <text:p text:style-name="Contents_20_2"><text:a xlink:type="simple" xlink:href="#orgc8fe4aa">1.1. 语言模型的训练与测试的不同之处</text:a></text:p>
          <text:p text:style-name="Contents_20_2"><text:a xlink:type="simple" xlink:href="#org07855da">1.2. 训练环节</text:a></text:p>
          <text:p text:style-name="Contents_20_3"><text:a xlink:type="simple" xlink:href="#orgcab092e">1.2.1. 数据集封装形式</text:a></text:p>
          <text:p text:style-name="Contents_20_3"><text:a xlink:type="simple" xlink:href="#orgd61c896">1.2.2. 微不足道的模型训练细节</text:a></text:p>
          <text:p text:style-name="Contents_20_2"><text:a xlink:type="simple" xlink:href="#orgf6ea095">1.3. 测试环节</text:a></text:p>
          <text:p text:style-name="Contents_20_3"><text:a xlink:type="simple" xlink:href="#orgcbb8a78">1.3.1. 数据集封装形式</text:a></text:p>
          <text:p text:style-name="Contents_20_3"><text:a xlink:type="simple" xlink:href="#orgbcc7bc2">1.3.2. NLG生成细节</text:a></text:p>
        </text:index-body>
      </text:table-of-content>
      <text:h text:style-name="Heading_20_1" text:outline-level="1" text:is-list-header="false">
<text:bookmark-start text:name="OrgXref.orge38f8c8"/>
<text:bookmark text:name="orge38f8c8"/>关于huggingface transformers NLG 模块实现的基本思路
<text:bookmark-end text:name="OrgXref.orge38f8c8"/></text:h>
      <text:h text:style-name="Heading_20_2" text:outline-level="2" text:is-list-header="false">
<text:bookmark-start text:name="OrgXref.orgc8fe4aa"/>
<text:bookmark text:name="orgc8fe4aa"/>语言模型的训练与测试的不同之处
<text:bookmark-end text:name="OrgXref.orgc8fe4aa"/></text:h>
      <text:p text:style-name="Text_20_body">PLM的训练，依愚所见，多半是token级别groundtruth的思路，即预测下一个token时，基于的是前面的token全都正确的似然假设；
而其测试时，则没有了groud truth的强假设，而是在预测的基础上再预测。
</text:p>
      <text:p text:style-name="Text_20_body">后者比较好理解，因为实际应用场景下没有标签嘛。但是前者呢?前者是一种较为死板的训练方式，因为这样做把PLM限制的太死了，
不过常常也是无奈之举罢了。明白了这种不同之处，就能设计对应的数据集进行实验了。
</text:p>
      <text:h text:style-name="Heading_20_2" text:outline-level="2" text:is-list-header="false">
<text:bookmark-start text:name="OrgXref.org07855da"/>
<text:bookmark text:name="org07855da"/>训练环节
<text:bookmark-end text:name="OrgXref.org07855da"/></text:h>
      <text:h text:style-name="Heading_20_3" text:outline-level="3" text:is-list-header="false">
<text:bookmark-start text:name="OrgXref.orgcab092e"/>
<text:bookmark text:name="orgcab092e"/>数据集封装形式
<text:bookmark-end text:name="OrgXref.orgcab092e"/></text:h>
      <text:p text:style-name="Text_20_body">一般而言，是数据等于标签的格式。以对话为例，可能就是"Q+[SEP]+A"这种。
</text:p>
      <text:h text:style-name="Heading_20_3" text:outline-level="3" text:is-list-header="false">
<text:bookmark-start text:name="OrgXref.orgd61c896"/>
<text:bookmark text:name="orgd61c896"/>微不足道的模型训练细节
<text:bookmark-end text:name="OrgXref.orgd61c896"/></text:h>
      <text:p text:style-name="Text_20_body">由于是token预测问题，所以本质上属于一个分类问题，一般而言，会使用交叉熵，除了使用transformers库之外，还可以自己用以下的方式进行损失的定义和传播：
</text:p>
      <text:p text:style-name="OrgSrcBlock"><text:span text:style-name="OrgSrcFontLockVariableNameFace">loss_func_cls</text:span><text:s/>=<text:s/>CrossEntropyLoss<text:span text:style-name="OrgSrcRainbowDelimitersDepth1Face">(</text:span>ignore_index=PAD_ID,<text:s/>reduction=<text:span text:style-name="OrgSrcFontLockStringFace">'</text:span><text:span text:style-name="OrgSrcFontLockStringFace">sum</text:span><text:span text:style-name="OrgSrcFontLockStringFace">'</text:span><text:span text:style-name="OrgSrcRainbowDelimitersDepth1Face">)</text:span></text:p>
      <text:p text:style-name="OrgSrcBlock"><text:span text:style-name="OrgSrcFontLockVariableNameFace">output_distributions</text:span>=Decoder<text:span text:style-name="OrgSrcRainbowDelimitersDepth1Face">(</text:span>utterance_input<text:span text:style-name="OrgSrcRainbowDelimitersDepth1Face">)</text:span><text:span text:style-name="OrgSrcRainbowDelimitersDepth1Face">[</text:span>0<text:span text:style-name="OrgSrcRainbowDelimitersDepth1Face">]</text:span></text:p>
      <text:p text:style-name="OrgSrcBlock"><text:span text:style-name="OrgSrcFontLockVariableNameFace">output_prediction</text:span>=output_distributions.permute<text:span text:style-name="OrgSrcRainbowDelimitersDepth1Face">(</text:span><text:span text:style-name="OrgSrcRainbowDelimitersDepth2Face">[</text:span>0,2,1<text:span text:style-name="OrgSrcRainbowDelimitersDepth2Face">]</text:span><text:span text:style-name="OrgSrcRainbowDelimitersDepth1Face">)</text:span></text:p>
      <text:p text:style-name="OrgSrcBlockLastLine"><text:span text:style-name="OrgSrcFontLockVariableNameFace">loss_autoencoder</text:span>=loss_func_cls<text:span text:style-name="OrgSrcRainbowDelimitersDepth1Face">(</text:span>output_prediction,utterance_input<text:span text:style-name="OrgSrcRainbowDelimitersDepth1Face">)</text:span></text:p>
      <text:p text:style-name="Text_20_body">变量名的意义很有问题，不过所表达的训练细节的意思，是对的。
</text:p>
      <text:h text:style-name="Heading_20_2" text:outline-level="2" text:is-list-header="false">
<text:bookmark-start text:name="OrgXref.orgf6ea095"/>
<text:bookmark text:name="orgf6ea095"/>测试环节
<text:bookmark-end text:name="OrgXref.orgf6ea095"/></text:h>
      <text:h text:style-name="Heading_20_3" text:outline-level="3" text:is-list-header="false">
<text:bookmark-start text:name="OrgXref.orgcbb8a78"/>
<text:bookmark text:name="orgcbb8a78"/>数据集封装形式
<text:bookmark-end text:name="OrgXref.orgcbb8a78"/></text:h>
      <text:p text:style-name="Text_20_body">测试环节的数据集同训练环节有所不同，因为在测试环节，相当于是基于一个prefix去生成后面的话。
所以，数据集的数据，应该是：“Q+[SEP]”，标签同样是“Q+[SEP]+A”。
</text:p>
      <text:h text:style-name="Heading_20_3" text:outline-level="3" text:is-list-header="false">
<text:bookmark-start text:name="OrgXref.orgbcc7bc2"/>
<text:bookmark text:name="orgbcc7bc2"/>NLG生成细节
<text:bookmark-end text:name="OrgXref.orgbcc7bc2"/></text:h>
      <text:p text:style-name="Text_20_body">下面给出几种较为常见的NLG的具体实现，方便日后炼丹之用。
</text:p>
      <text:list text:style-name="OrgNumberedList" text:continue-numbering="false">
        <text:list-item>
          <text:p text:style-name="Text_20_body">
<text:bookmark-start text:name="OrgXref.orgc481ff6"/>
<text:bookmark text:name="orgc481ff6"/>贪婪生成方案
<text:bookmark-end text:name="OrgXref.orgc481ff6"/></text:p>
          <text:p text:style-name="OrgSrcBlockLastLine"><text:span text:style-name="OrgSrcFontLockVariableNameFace">beam_outputs</text:span>=Decoder.generate<text:span text:style-name="OrgSrcRainbowDelimitersDepth1Face">(</text:span>input_ids=utterance_input,<text:s/>max_length=64<text:span text:style-name="OrgSrcRainbowDelimitersDepth1Face">)</text:span></text:p>
          <text:p text:style-name="Text_20_body">注意，这个utterance_input的长度是需要小于最大长度的，前者生成完成后的句子长度最大为max_length。
</text:p>
        </text:list-item>
        <text:list-item>
          <text:p text:style-name="Text_20_body">
<text:bookmark-start text:name="OrgXref.org86ae632"/>
<text:bookmark text:name="org86ae632"/>beam search 方案
<text:bookmark-end text:name="OrgXref.org86ae632"/></text:p>
          <text:p text:style-name="OrgSrcBlock"><text:span text:style-name="OrgSrcFontLockVariableNameFace">outputs</text:span>=Decoder.generate<text:span text:style-name="OrgSrcRainbowDelimitersDepth1Face">(</text:span>input_ids=utterance_input,<text:s/>max_length=64,</text:p>
          <text:p text:style-name="OrgSrcBlock"><text:tab/><text:tab/><text:tab/><text:tab/><text:tab/><text:tab/>num_beams=5,</text:p>
          <text:p text:style-name="OrgSrcBlockLastLine"><text:tab/><text:tab/><text:tab/><text:tab/><text:tab/><text:tab/>num_return_sequences=5,<text:s/>early_stopping=<text:span text:style-name="OrgSrcFontLockConstantFace">True</text:span><text:span text:style-name="OrgSrcRainbowDelimitersDepth1Face">)</text:span></text:p>
        </text:list-item>
        <text:list-item>
          <text:p text:style-name="Text_20_body">
<text:bookmark-start text:name="OrgXref.org45b57fa"/>
<text:bookmark text:name="org45b57fa"/>其他方案
<text:bookmark-end text:name="OrgXref.org45b57fa"/></text:p>
          <text:p text:style-name="Text_20_body">参考这里： <text:a xlink:type="simple" xlink:href="https://huggingface.co/blog/how-to-generate">https://huggingface.co/blog/how-to-generate</text:a>
</text:p>
        </text:list-item>
      </text:list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FontLockConstantFace" style:family="text">
      <style:text-properties fo:color="#ae81ff"/>
    </style:style>
    <style:style style:name="OrgSrcRainbowDelimitersDepth2Face" style:family="text">
      <style:text-properties fo:color="#66d9ef"/>
    </style:style>
    <style:style style:name="OrgSrcBlock" style:family="paragraph" style:parent-style-name="Preformatted_20_Text">
      <style:paragraph-properties fo:background-color="#272822" fo:padding="0.049cm" fo:border="0.51pt solid #000000" style:shadow="none">
        <style:background-image/>
      </style:paragraph-properties>
      <style:text-properties fo:color="#f8f8f2"/>
    </style:style>
    <style:style style:name="OrgSrcFontLockStringFace" style:family="text">
      <style:text-properties fo:color="#e6db74"/>
    </style:style>
    <style:style style:name="OrgSrcRainbowDelimitersDepth1Face" style:family="text">
      <style:text-properties fo:color="#ae81ff"/>
    </style:style>
    <style:style style:name="OrgSrcFontLockVariableNameFace" style:family="text">
      <style:text-properties fo:color="#fd971f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/>
    <meta:initial-creator/>
    <dc:date>2021-05-26T10:02:07</dc:date>
    <meta:creation-date>2021-05-26T10:02:07</meta:creation-date>
    <meta:generator>Emacs 26.2 (Org mode 9.1.9)</meta:generator>
    <meta:keyword/>
    <dc:subject/>
    <dc:title>关于huggingface transformers NLG模块实现的基本思路</dc:title>
  </office:meta>
</office:document-meta>
</file>